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172cm" svg:height="4.024cm" svg:x="11.984cm" svg:y="2.64cm">
          <text:p text:style-name="P1">Authentication</text:p>
          <text:p text:style-name="P1">and</text:p>
          <text:p text:style-name="P1">Application</text:p>
          <text:p text:style-name="P1">Server</text:p>
          <text:p text:style-name="P1">(Controller)</text:p>
        </draw:rect>
        <draw:ellipse draw:style-name="gr1" draw:text-style-name="P1" draw:layer="layout" svg:width="4.953cm" svg:height="3.683cm" svg:x="1.824cm" svg:y="3.348cm">
          <text:p text:style-name="P1">Web Client</text:p>
          <text:p text:style-name="P1">(View)</text:p>
        </draw:ellipse>
        <draw:rect draw:style-name="gr1" draw:text-style-name="P1" xml:id="id1" draw:id="id1" draw:layer="layout" svg:width="5.072cm" svg:height="3.643cm" svg:x="12.057cm" svg:y="9.198cm">
          <text:p text:style-name="P1">WebDL</text:p>
          <text:p text:style-name="P1">ORM</text:p>
          <text:p text:style-name="P1">Server</text:p>
          <text:p text:style-name="P1">(Model)</text:p>
        </draw:rect>
        <draw:line draw:style-name="gr2" draw:text-style-name="P1" draw:layer="layout" svg:x1="7.412cm" svg:y1="4.556cm" svg:x2="11.476cm" svg:y2="4.556cm">
          <text:p/>
        </draw:line>
        <draw:line draw:style-name="gr2" draw:text-style-name="P1" draw:layer="layout" svg:x1="11.222cm" svg:y1="5.469cm" svg:x2="7.158cm" svg:y2="5.469cm">
          <text:p/>
        </draw:line>
        <draw:line draw:style-name="gr2" draw:text-style-name="P1" draw:layer="layout" svg:x1="7.123cm" svg:y1="6.412cm" svg:x2="11.187cm" svg:y2="9.077cm">
          <text:p/>
        </draw:line>
        <draw:line draw:style-name="gr2" draw:text-style-name="P1" draw:layer="layout" svg:x1="10.933cm" svg:y1="9.966cm" svg:x2="6.615cm" svg:y2="7.045cm">
          <text:p/>
        </draw:line>
        <draw:rect draw:style-name="gr1" draw:text-style-name="P1" xml:id="id2" draw:id="id2" draw:layer="layout" svg:width="3.302cm" svg:height="2.178cm" draw:transform="skewX (-0.0041887902047856) rotate (-0.00418879020597209) translate (9.282cm 14.837cm)">
          <text:p text:style-name="P1">Database</text:p>
        </draw:rect>
        <draw:rect draw:style-name="gr1" draw:text-style-name="P1" xml:id="id3" draw:id="id3" draw:layer="layout" svg:width="3.302cm" svg:height="2.178cm" draw:transform="skewX (-0.0041887902047856) rotate (-0.00418879020597209) translate (12.946cm 14.831cm)">
          <text:p text:style-name="P1">Database</text:p>
        </draw:rect>
        <draw:rect draw:style-name="gr1" draw:text-style-name="P1" xml:id="id4" draw:id="id4" draw:layer="layout" svg:width="3.302cm" svg:height="2.178cm" draw:transform="skewX (-0.0041887902047856) rotate (-0.00418879020597209) translate (16.683cm 14.831cm)">
          <text:p text:style-name="P1">API</text:p>
        </draw:rect>
        <draw:connector draw:style-name="gr3" draw:text-style-name="P1" draw:layer="layout" svg:x1="14.593cm" svg:y1="12.841cm" svg:x2="10.933cm" svg:y2="14.844cm" draw:start-shape="id1" draw:start-glue-point="2" draw:end-shape="id2" draw:end-glue-point="0" svg:d="M14593 12841v998h-3660v1005">
          <text:p/>
        </draw:connector>
        <draw:connector draw:style-name="gr3" draw:text-style-name="P1" draw:layer="layout" svg:x1="14.593cm" svg:y1="12.841cm" svg:x2="14.597cm" svg:y2="14.838cm" draw:start-shape="id1" draw:start-glue-point="2" draw:end-shape="id3" svg:d="M14593 12841v995h4v1002">
          <text:p/>
        </draw:connector>
        <draw:connector draw:style-name="gr3" draw:text-style-name="P1" draw:layer="layout" svg:x1="14.593cm" svg:y1="12.841cm" svg:x2="18.334cm" svg:y2="14.838cm" draw:start-shape="id1" draw:start-glue-point="2" draw:end-shape="id4" draw:end-glue-point="0" svg:d="M14593 12841v995h3741v1002">
          <text:p/>
        </draw:connector>
        <draw:frame draw:style-name="gr4" draw:layer="layout" svg:width="19.552cm" svg:height="9.507cm" svg:x="0.981cm" svg:y="17.443cm">
          <draw:text-box>
            <text:p>1) Web Client makes HTTPS get request to App Server</text:p>
            <text:p>2) App Server returns login page</text:p>
            <text:p>3) User submits authentication to App Server</text:p>
            <text:p>4) App Server</text:p>
            <text:p><text:tab/>a) Checks authentication</text:p>
            <text:p><text:tab/>b) Finds the correct client side Javascript</text:p>
            <text:p><text:tab/>c) Creates a valid JWT for authentication with WebDL</text:p>
            <text:p><text:tab/>d) Returns full client side Javascript app</text:p>
            <text:p>5) Web Client makes asynchronous JSON calls </text:p>
            <text:p><text:s text:c="4"/>to WebDL Server for data</text:p>
            <text:p>6) WebDL finds requested records and returns JSON of the data.</text:p>
            <text:p>7) Web Client updates view using client side Javascript code.</text:p>
            <text:p>8) Application Server sends data that requires a push to Web Client.</text:p>
          </draw:text-box>
        </draw:frame>
        <draw:line draw:style-name="gr2" draw:text-style-name="P1" draw:layer="layout" svg:x1="14.2cm" svg:y1="7.172cm" svg:x2="14.2cm" svg:y2="8.823cm">
          <text:p/>
        </draw:line>
        <draw:line draw:style-name="gr2" draw:text-style-name="P1" draw:layer="layout" svg:x1="15.124cm" svg:y1="8.696cm" svg:x2="15.124cm" svg:y2="7.172cm">
          <text:p/>
        </draw:line>
        <draw:frame draw:style-name="gr4" draw:layer="layout" svg:width="13.498cm" svg:height="0.963cm" svg:x="4.204cm" svg:y="1.054cm">
          <draw:text-box>
            <text:p>Distributed MVC Using Javascript and Node.j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encer Lambert</meta:initial-creator>
    <meta:creation-date>2014-06-15T12:48:52.96</meta:creation-date>
    <dc:date>2014-06-15T13:19:33.29</dc:date>
    <dc:creator>Spencer Lambert</dc:creator>
    <meta:editing-duration>PT11M10S</meta:editing-duration>
    <meta:editing-cycles>2</meta:editing-cycles>
    <meta:generator>OpenOffice/4.1.0$Win32 OpenOffice.org_project/410m18$Build-9764</meta:generator>
    <meta:document-statistic meta:object-count="17"/>
  </office:meta>
</office:document-meta>
</file>